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Source Serif Pro Light"/>
    </style:style>
    <style:style style:name="P2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3" style:family="paragraph" style:parent-style-name="Text_20_body">
      <style:paragraph-properties fo:text-align="end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7" style:family="paragraph" style:parent-style-name="Standard">
      <style:text-properties style:font-name="Source Serif Pro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Source Serif Pro Ligh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Source Serif Pro Light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Source Serif Pro Light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Source Serif Pro Light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Source Serif Pro Light" fo:font-size="14pt" fo:font-style="normal" fo:font-weight="normal" style:font-name-asian="SimSun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Source Serif Pro Light1" fo:font-style="normal" fo:font-weight="normal" style:font-name-asian="Source Serif Pro Light1" style:font-style-asian="normal" style:font-weight-asian="normal" style:font-name-complex="Source Serif Pro Light1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sub 58%" style:font-name="Source Serif Pro Light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Source Serif Pro Light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style:font-name="Source Serif Pro Light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Source Serif Pro Light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super 58%" fo:font-style="normal" style:font-name-asian="SimSun" style:font-style-asian="normal" style:font-name-complex="Lucida Sans" style:font-style-complex="normal"/>
    </style:style>
    <style:style style:name="T5" style:family="text">
      <style:text-properties style:text-position="super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6" style:family="text">
      <style:text-properties style:text-position="super 58%" style:font-name="Source Serif Pro Light1" style:font-name-asian="Source Serif Pro Light1" style:font-name-complex="Source Serif Pro Light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Lucida Sans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style:text-position="sub 58%" fo:font-style="normal" style:font-name-asian="SimSun" style:font-style-asian="normal" style:font-name-complex="Lucida Sans" style:font-style-complex="normal"/>
    </style:style>
    <style:style style:name="T14" style:family="text">
      <style:text-properties style:text-position="sub 58%" style:font-name="Source Serif Pro Light1" fo:font-style="normal" style:font-name-asian="SimSun" style:font-style-asian="normal" style:font-name-complex="Lucida Sans" style:font-style-complex="normal"/>
    </style:style>
    <style:style style:name="T15" style:family="text">
      <style:text-properties style:text-position="sub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6" style:family="text">
      <style:text-properties style:text-position="sub 58%" style:font-name="Source Serif Pro Light1" style:font-name-asian="Source Serif Pro Light1" style:font-name-complex="Source Serif Pro Light1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font-name="Source Serif Pro Light1" fo:font-style="normal" style:font-style-asian="normal" style:font-style-complex="normal"/>
    </style:style>
    <style:style style:name="T19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20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21" style:family="text">
      <style:text-properties style:font-name="Source Serif Pro Light1" style:font-name-asian="Source Serif Pro Light1" style:font-name-complex="Source Serif Pro Light1"/>
    </style:style>
    <style:style style:name="T22" style:family="text">
      <style:text-properties style:text-position="0% 100%" style:font-name="Source Serif Pro Light1" fo:font-style="normal" style:font-name-asian="SimSun" style:font-style-asian="normal" style:font-name-complex="Lucida Sans" style:font-style-complex="normal"/>
    </style:style>
    <style:style style:name="T23" style:family="text">
      <style:text-properties style:text-position="0% 100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24" style:family="text">
      <style:text-properties style:text-position="0% 100%" fo:font-style="normal" style:font-name-asian="SimSun" style:font-style-asian="normal" style:font-name-complex="Lucida Sans" style:font-style-complex="normal"/>
    </style:style>
    <style:style style:name="T25" style:family="text">
      <style:text-properties fo:color="#ff0000"/>
    </style:style>
    <style:style style:name="T26" style:family="text">
      <style:text-properties style:font-name="SymbolP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etske Leroux – Bachelor en Sciences Informatiques 2<text:span text:style-name="T2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/>
            <text:p text:style-name="P2">13. <text:s/></text:p>
            <text:p text:style-name="P2">Differential entropy of multivariate Gaussian vectors. </text:p>
            <text:p text:style-name="P2">Properties.</text:p>
            <text:p text:style-name="P2"/>
          </table:table-cell>
        </table:table-row>
      </table:table>
      <text:p text:style-name="P4"/>
      <text:p text:style-name="P7">Entropie différentielle Gaussienne multivariée</text:p>
      <text:p text:style-name="P4"/>
      <text:p text:style-name="P4">L'entropie différentielle étant le concept de l'entropie aux distribution de probabilité continue. </text:p>
      <text:p text:style-name="P4"/>
      <text:p text:style-name="P4">Soit X ~<text:span text:style-name="T7">N</text:span><text:span text:style-name="T8">(</text:span><text:span text:style-name="T10">x</text:span><text:span text:style-name="T8">, K</text:span><text:span text:style-name="T12">xx</text:span><text:span text:style-name="T8">), alors on a :</text:span></text:p>
      <text:p text:style-name="P8"/>
      <text:p text:style-name="P6"><text:span text:style-name="T8">h(X) = - E</text:span><text:span text:style-name="T12">fx</text:span><text:span text:style-name="T8">[log</text:span><text:span text:style-name="T12">2</text:span><text:span text:style-name="T8">f</text:span><text:span text:style-name="T12">X</text:span><text:span text:style-name="T8">(x)] = 0.5ln(2</text:span><text:span text:style-name="T18">π</text:span><text:span text:style-name="T8">e)</text:span><text:span text:style-name="T3">N</text:span><text:span text:style-name="T8">|detK</text:span><text:span text:style-name="T12">xx</text:span><text:span text:style-name="T8">|)</text:span></text:p>
      <text:p text:style-name="P9"/>
      <text:p text:style-name="P5"><text:span text:style-name="T8">avec K</text:span><text:span text:style-name="T12">xx</text:span><text:span text:style-name="T8"> = U</text:span><text:span text:style-name="T19">∑</text:span><text:span text:style-name="T9">U</text:span><text:span text:style-name="T4">T</text:span><text:span text:style-name="T9"> =&gt; det|K</text:span><text:span text:style-name="T13">xx</text:span><text:span text:style-name="T9">| = |detU</text:span><text:span text:style-name="T19">∑</text:span><text:span text:style-name="T9">U</text:span><text:span text:style-name="T4">T </text:span><text:span text:style-name="T9">| = |detUU</text:span><text:span text:style-name="T4">T </text:span><text:span text:style-name="T9">||det</text:span><text:span text:style-name="T19">∑</text:span><text:span text:style-name="T9">| = det|</text:span><text:span text:style-name="T19">∑</text:span><text:span text:style-name="T9">| = </text:span><text:span text:style-name="T19">∏σ</text:span><text:span text:style-name="T13">i</text:span></text:p>
      <text:p text:style-name="P5"><text:span text:style-name="T9">(en effet </text:span><text:span text:style-name="T19">∑ = diag(σ</text:span><text:span text:style-name="T14">1</text:span><text:span text:style-name="T22">,..,</text:span><text:span text:style-name="T23">σ</text:span><text:span text:style-name="T14">n</text:span><text:span text:style-name="T22">) qui sont les valeurs propre de la matrice de covariance) </text:span></text:p>
      <text:p text:style-name="P5"><text:span text:style-name="T22">et donc h(X) = <text:s/></text:span><text:span text:style-name="T24">0.5ln[(2</text:span><text:span text:style-name="T22">π</text:span><text:span text:style-name="T24">e)</text:span><text:span text:style-name="T4">N</text:span><text:span text:style-name="T23">∏σ</text:span><text:span text:style-name="T13">i</text:span><text:span text:style-name="T24">] = 0.5</text:span><text:span text:style-name="T23">∑ln(</text:span><text:span text:style-name="T24">2</text:span><text:span text:style-name="T22">π</text:span><text:span text:style-name="T24">e</text:span><text:span text:style-name="T23">σ</text:span><text:span text:style-name="T13">i</text:span><text:span text:style-name="T24">)</text:span></text:p>
      <text:p text:style-name="P11"/>
      <text:p text:style-name="P11">On peut borné cette entropie différentielle avec l'inégalité de Hadamard. </text:p>
      <text:p text:style-name="P11"/>
      <text:p text:style-name="P5"><text:span text:style-name="T24">Inégalité de Hadamard : |K</text:span><text:span text:style-name="T13">xx</text:span><text:span text:style-name="T24">| </text:span><text:span text:style-name="T23">≤</text:span><text:span text:style-name="T24"> </text:span><text:span text:style-name="T23">∏K</text:span><text:span text:style-name="T15">xiXi</text:span><text:span text:style-name="T23"> = ∏σ</text:span><text:span text:style-name="T5">2</text:span><text:span text:style-name="T15">X</text:span><text:span text:style-name="T13">i</text:span></text:p>
      <text:p text:style-name="P13"/>
      <text:p text:style-name="P5"><text:span text:style-name="T23">K</text:span><text:span text:style-name="T15">xx</text:span><text:span text:style-name="T23"> = [σ</text:span><text:span text:style-name="T5">2</text:span><text:span text:style-name="T15">X1<text:tab/></text:span><text:span text:style-name="T23">ρσ</text:span><text:span text:style-name="T15">X1</text:span><text:span text:style-name="T23">σ</text:span><text:span text:style-name="T15">X2 </text:span><text:span text:style-name="T23">; <text:tab/>ρσ</text:span><text:span text:style-name="T15">X1</text:span><text:span text:style-name="T23">σ</text:span><text:span text:style-name="T15">X2 <text:tab/></text:span><text:span text:style-name="T23">σ</text:span><text:span text:style-name="T5">2</text:span><text:span text:style-name="T15">X2</text:span><text:span text:style-name="T23">]</text:span></text:p>
      <text:p text:style-name="P5"><text:span text:style-name="T23">|detK</text:span><text:span text:style-name="T15">xx</text:span><text:span text:style-name="T23">| = <text:s/>σ</text:span><text:span text:style-name="T5">2</text:span><text:span text:style-name="T15">X1 </text:span><text:span text:style-name="T23">σ</text:span><text:span text:style-name="T5">2</text:span><text:span text:style-name="T15">X2 </text:span><text:span text:style-name="T23">- ρ</text:span><text:span text:style-name="T5">2</text:span><text:span text:style-name="T23">σ</text:span><text:span text:style-name="T5">2</text:span><text:span text:style-name="T15">X1</text:span><text:span text:style-name="T23">σ</text:span><text:span text:style-name="T5">2</text:span><text:span text:style-name="T15">X2  </text:span><text:span text:style-name="T23">≤ σ</text:span><text:span text:style-name="T5">2</text:span><text:span text:style-name="T15">X1</text:span><text:span text:style-name="T23">σ</text:span><text:span text:style-name="T5">2</text:span><text:span text:style-name="T15">X2 <text:s/></text:span><text:span text:style-name="T23">= ∏σ</text:span><text:span text:style-name="T5">2</text:span><text:span text:style-name="T15">X</text:span><text:span text:style-name="T13">i</text:span></text:p>
      <text:p text:style-name="P14"/>
      <text:p text:style-name="P10"><text:span text:style-name="T9">On obtient donc h(X) = 0.5ln((2</text:span><text:span text:style-name="T20">π</text:span><text:span text:style-name="T9">e)</text:span><text:span text:style-name="T4">N</text:span><text:span text:style-name="T9">|detK</text:span><text:span text:style-name="T13">xx</text:span><text:span text:style-name="T9">|) </text:span><text:span text:style-name="T19">≤ 0.5ln[</text:span><text:span text:style-name="T9">(2</text:span><text:span text:style-name="T20">π</text:span><text:span text:style-name="T9">e)</text:span><text:span text:style-name="T4">N</text:span><text:span text:style-name="T19">∏σ</text:span><text:span text:style-name="T5">2</text:span><text:span text:style-name="T15">X</text:span><text:span text:style-name="T13">i</text:span><text:span text:style-name="T19">] = 0.5∑ln(</text:span><text:span text:style-name="T9">2</text:span><text:span text:style-name="T20">π</text:span><text:span text:style-name="T9">e </text:span><text:span text:style-name="T19">σ</text:span><text:span text:style-name="T5">2</text:span><text:span text:style-name="T15">X</text:span><text:span text:style-name="T13">i</text:span><text:span text:style-name="T9">)</text:span></text:p>
      <text:p text:style-name="P11"/>
      <text:p text:style-name="P11">Propriétés :</text:p>
      <text:list xml:id="list7143440672589406297" text:style-name="L1">
        <text:list-item>
          <text:p text:style-name="P16">h(X) peut être <text:span text:style-name="T25">négatif</text:span></text:p>
        </text:list-item>
        <text:list-item>
          <text:p text:style-name="P16">Translation ne change pas l'entropie : h(X + a) = h(X)</text:p>
        </text:list-item>
        <text:list-item>
          <text:p text:style-name="P16">Multiplication par un scalaire : h(aX) = h(X) + log|a| </text:p>
          <text:list>
            <text:list-item>
              <text:p text:style-name="P16"><text:span text:style-name="T7">Exemple </text:span>: X ~<text:span text:style-name="T7">N</text:span>(0, <text:span text:style-name="T21">σ</text:span><text:span text:style-name="T6">2</text:span><text:span text:style-name="T16">X</text:span>) <text:span text:style-name="T26">Þ</text:span> aX ~ <text:span text:style-name="T7">N</text:span>(0, a<text:span text:style-name="T1">2</text:span><text:span text:style-name="T21">σ</text:span><text:span text:style-name="T6">2</text:span><text:span text:style-name="T16">X</text:span><text:span text:style-name="T21">)</text:span></text:p>
            </text:list-item>
          </text:list>
        </text:list-item>
        <text:list-item>
          <text:p text:style-name="P16">Multiplication par un vecteur : h(AX) = h(X) + log|det(A)|</text:p>
        </text:list-item>
      </text:list>
      <text:p text:style-name="P11"/>
      <text:p text:style-name="P12">Joint differential entropy</text:p>
      <text:p text:style-name="P11"/>
      <text:p text:style-name="P11">Mesure la quantité d'information est contenue dans un système à plusieurs variables.</text:p>
      <text:p text:style-name="P11"/>
      <text:p text:style-name="P17">h(X,Y) = h(Y,X) = - <text:span text:style-name="T21">∫∫</text:span>f<text:span text:style-name="T11">X,Y</text:span>(x,y)log<text:span text:style-name="T11">2</text:span>f<text:span text:style-name="T11">X,Y</text:span>(x,y)dxdy</text:p>
      <text:p text:style-name="P11"/>
      <text:p text:style-name="P12">Conditional differential entropy</text:p>
      <text:p text:style-name="P11"><text:soft-page-break/>Décrit la quantité nécessaire pour connaître le comportement d'une v.a. Y lorsque l'on connaît une v.a. X. </text:p>
      <text:p text:style-name="P11"/>
      <text:p text:style-name="P17">h(X|Y) = - <text:span text:style-name="T21">∫∫</text:span>f<text:span text:style-name="T11">X,Y</text:span>(x,y)log<text:span text:style-name="T11">2</text:span>f<text:span text:style-name="T11">X|Y</text:span>(x|y)dxdy =h(X,Y) – h(Y)<text:tab/><text:span text:style-name="T7">car f</text:span><text:span text:style-name="T17">X|Y</text:span><text:span text:style-name="T7">(x|y) = f</text:span><text:span text:style-name="T17">X,Y</text:span><text:span text:style-name="T7">(x,y) / f</text:span><text:span text:style-name="T17">Y</text:span><text:span text:style-name="T7">(y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4:18.58</meta:creation-date>
    <dc:date>2020-06-25T08:37:03.05</dc:date>
    <dc:creator>Oetske L</dc:creator>
    <meta:editing-duration>PT18H41M28S</meta:editing-duration>
    <meta:editing-cycles>8</meta:editing-cycles>
    <meta:generator>OpenOffice/4.1.4$Win32 OpenOffice.org_project/414m5$Build-9788</meta:generator>
    <meta:document-statistic meta:table-count="1" meta:image-count="0" meta:object-count="0" meta:page-count="2" meta:paragraph-count="28" meta:word-count="237" meta:character-count="1484"/>
  </office:meta>
</office:document-meta>
</file>